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82cm"/>
    </style:style>
    <style:style style:name="co3" style:family="table-column">
      <style:table-column-properties fo:break-before="auto" style:column-width="7.153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1.289cm"/>
    </style:style>
    <style:style style:name="co14" style:family="table-column">
      <style:table-column-properties fo:break-before="auto" style:column-width="6.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そ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a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00/00/00</text:date>, <text:time style:data-style-name="N2" text:time-value="20:53:26.09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6-18T21:03:41.386000000</dc:date>
    <meta:editing-duration>PT3H45M24S</meta:editing-duration>
    <meta:editing-cycles>45</meta:editing-cycles>
    <meta:generator>LibreOffice/6.4.4.2$Windows_X86_64 LibreOffice_project/3d775be2011f3886db32dfd395a6a6d1ca2630ff</meta:generator>
    <meta:document-statistic meta:table-count="6" meta:cell-count="262" meta:object-count="0"/>
  </office:meta>
</office:document-meta>
</file>